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9.35pt"/>
    </style:style>
    <style:style style:name="co2" style:family="table-column">
      <style:table-column-properties fo:break-before="auto" style:column-width="91.05pt"/>
    </style:style>
    <style:style style:name="co3" style:family="table-column">
      <style:table-column-properties fo:break-before="auto" style:column-width="121.95pt"/>
    </style:style>
    <style:style style:name="co4" style:family="table-column">
      <style:table-column-properties fo:break-before="auto" style:column-width="96.46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202.45pt"/>
    </style:style>
    <style:style style:name="co7" style:family="table-column">
      <style:table-column-properties fo:break-before="auto" style:column-width="143.8pt"/>
    </style:style>
    <style:style style:name="co8" style:family="table-column">
      <style:table-column-properties fo:break-before="auto" style:column-width="99.55pt"/>
    </style:style>
    <style:style style:name="co9" style:family="table-column">
      <style:table-column-properties fo:break-before="auto" style:column-width="92.86pt"/>
    </style:style>
    <style:style style:name="co10" style:family="table-column">
      <style:table-column-properties fo:break-before="auto" style:column-width="65.54pt"/>
    </style:style>
    <style:style style:name="ro1" style:family="table-row">
      <style:table-row-properties style:row-height="50.26pt" fo:break-before="auto" style:use-optimal-row-height="false"/>
    </style:style>
    <style:style style:name="ro2" style:family="table-row">
      <style:table-row-properties style:row-height="12.95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42.01pt" fo:break-before="auto" style:use-optimal-row-height="true"/>
    </style:style>
    <style:style style:name="ro6" style:family="table-row">
      <style:table-row-properties style:row-height="22.0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Heading_20_1">
      <style:table-cell-properties fo:wrap-option="wrap"/>
      <style:text-properties fo:hyphenate="true"/>
    </style:style>
    <style:style style:name="ce3" style:family="table-cell" style:parent-style-name="Heading_20_1" style:data-style-name="N1">
      <style:table-cell-properties fo:wrap-option="wrap"/>
      <style:text-properties fo:hyphenate="true"/>
    </style:style>
    <style:style style:name="ce2" style:family="table-cell" style:parent-style-name="Default" style:data-style-name="N1"/>
    <style:style style:name="ce7" style:family="table-cell" style:parent-style-name="Heading_20_2" style:data-style-name="N1"/>
  </office:automatic-styles>
  <office:body>
    <office:spreadsheet>
      <table:calculation-settings table:automatic-find-labels="false" table:use-regular-expressions="false" table:use-wildcards="true"/>
      <table:table table:name="HealthBonus2 (original)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Total probability</text:p>
          </table:table-cell>
          <table:table-cell table:style-name="ce1" office:value-type="string" calcext:value-type="string">
            <text:p>Probability as 1 in x</text:p>
          </table:table-cell>
          <table:table-cell table:style-name="ce3" office:value-type="string" calcext:value-type="string">
            <text:p>Probability out of total</text:p>
          </table:table-cell>
          <table:table-cell table:style-name="ce1" office:value-type="string" calcext:value-type="string">
            <text:p>Rolls</text:p>
          </table:table-cell>
          <table:table-cell table:style-name="ce1" table:number-columns-repeated="1019"/>
        </table:table-row>
        <table:table-row table:style-name="ro2">
          <table:table-cell office:value-type="string" calcext:value-type="string">
            <text:p>HealthBonus2</text:p>
          </table:table-cell>
          <table:table-cell table:formula="of:=1-PRODUCT([.E2:.AAB2])" office:value-type="float" office:value="0.151709106846134" calcext:value-type="float">
            <text:p>0.151709106846134</text:p>
          </table:table-cell>
          <table:table-cell table:formula="of:=1/[.B2]" office:value-type="float" office:value="6.59156210717275" calcext:value-type="float">
            <text:p>6.59156210717275</text:p>
          </table:table-cell>
          <table:table-cell/>
          <table:table-cell table:formula="of:=1-[.B13]" office:value-type="float" office:value="0.969475306461561" calcext:value-type="float">
            <text:p>0.969475306461561</text:p>
          </table:table-cell>
          <table:table-cell table:formula="of:=7/8" office:value-type="float" office:value="0.875" calcext:value-type="float">
            <text:p>0.875</text:p>
          </table:table-cell>
          <table:table-cell table:number-columns-repeated="1018"/>
        </table:table-row>
        <table:table-row table:style-name="ro2">
          <table:table-cell table:style-name="Heading_20_2" office:value-type="string" calcext:value-type="string" table:number-columns-spanned="1024" table:number-rows-spanned="1">
            <text:p>—and—</text:p>
          </table:table-cell>
          <table:covered-table-cell table:number-columns-repeated="2" table:style-name="Heading_20_2"/>
          <table:covered-table-cell table:style-name="ce7"/>
          <table:covered-table-cell table:number-columns-repeated="1020" table:style-name="Heading_20_2"/>
        </table:table-row>
        <table:table-row table:style-name="ro3">
          <table:table-cell office:value-type="string" calcext:value-type="string">
            <text:p>MedicinalHerb</text:p>
          </table:table-cell>
          <table:table-cell table:formula="of:=PRODUCT([.E4:.AAB4])" office:value-type="float" office:value="0.0029296875" calcext:value-type="float">
            <text:p>0.0029296875</text:p>
          </table:table-cell>
          <table:table-cell table:formula="of:=1/[.B4]" office:value-type="float" office:value="341.333333333333" calcext:value-type="float">
            <text:p>341.333333333333</text:p>
          </table:table-cell>
          <table:table-cell table:formula="of:=[.B4]*[.$C$19]" office:value-type="float" office:value="476.720893856885" calcext:value-type="float">
            <text:p>477</text:p>
          </table:table-cell>
          <table:table-cell table:formula="of:=1/256" office:value-type="float" office:value="0.00390625" calcext:value-type="float">
            <text:p>0.00390625</text:p>
          </table:table-cell>
          <table:table-cell table:formula="of:=192/256" office:value-type="float" office:value="0.75" calcext:value-type="float">
            <text:p>0.75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rongMedicine</text:p>
          </table:table-cell>
          <table:table-cell table:formula="of:=PRODUCT([.E5:.AAB5])" office:value-type="float" office:value="0.000732421875" calcext:value-type="float">
            <text:p>0.000732421875</text:p>
          </table:table-cell>
          <table:table-cell table:formula="of:=1/[.B5]" office:value-type="float" office:value="1365.33333333333" calcext:value-type="float">
            <text:p>1365.33333333333</text:p>
          </table:table-cell>
          <table:table-cell table:formula="of:=[.B5]*[.$C$19]" office:value-type="float" office:value="119.180223464221" calcext:value-type="float">
            <text:p>119</text:p>
          </table:table-cell>
          <table:table-cell table:formula="of:=1/256" office:value-type="float" office:value="0.00390625" calcext:value-type="float">
            <text:p>0.00390625</text:p>
          </table:table-cell>
          <table:table-cell table:formula="of:=(256-192)/256" office:value-type="float" office:value="0.25" calcext:value-type="float">
            <text:p>0.25</text:p>
          </table:table-cell>
          <table:table-cell table:formula="of:=192/256" office:value-type="float" office:value="0.75" calcext:value-type="float">
            <text:p>0.7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pecialMedicine</text:p>
          </table:table-cell>
          <table:table-cell table:formula="of:=PRODUCT([.E6:.AAB6])" office:value-type="float" office:value="0.000244140625" calcext:value-type="float">
            <text:p>0.000244140625</text:p>
          </table:table-cell>
          <table:table-cell table:formula="of:=1/[.B6]" office:value-type="float" office:value="4096" calcext:value-type="float">
            <text:p>4096</text:p>
          </table:table-cell>
          <table:table-cell table:formula="of:=[.B6]*[.$C$19]" office:value-type="float" office:value="39.7267411547404" calcext:value-type="float">
            <text:p>40</text:p>
          </table:table-cell>
          <table:table-cell table:formula="of:=1/256" office:value-type="float" office:value="0.00390625" calcext:value-type="float">
            <text:p>0.00390625</text:p>
          </table:table-cell>
          <table:table-cell table:formula="of:=(256-192)/256" office:value-type="float" office:value="0.25" calcext:value-type="float">
            <text:p>0.25</text:p>
          </table:table-cell>
          <table:table-cell table:formula="of:=(256-192)/256" office:value-type="float" office:value="0.25" calcext:value-type="float">
            <text:p>0.2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RandomPowerupSpawner</text:p>
          </table:table-cell>
          <table:table-cell table:formula="of:=PRODUCT([.E7:.AAB7])" office:value-type="float" office:value="0.000972747802734375" calcext:value-type="float">
            <text:p>0.000972747802734</text:p>
          </table:table-cell>
          <table:table-cell table:formula="of:=1/[.B7]" office:value-type="float" office:value="1028.01568627451" calcext:value-type="float">
            <text:p>1028.01568627451</text:p>
          </table:table-cell>
          <table:table-cell table:formula="of:=[.B7]*[.$C$19]" office:value-type="float" office:value="158.286234288419" calcext:value-type="float">
            <text:p>158</text:p>
          </table:table-cell>
          <table:table-cell table:formula="of:=255/256" office:value-type="float" office:value="0.99609375" calcext:value-type="float">
            <text:p>0.99609375</text:p>
          </table:table-cell>
          <table:table-cell table:formula="of:=1/256" office:value-type="float" office:value="0.00390625" calcext:value-type="float">
            <text:p>0.00390625</text:p>
          </table:table-cell>
          <table:table-cell table:formula="of:=64/256" office:value-type="float" office:value="0.25" calcext:value-type="float">
            <text:p>0.2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YggdrasilDew</text:p>
          </table:table-cell>
          <table:table-cell table:formula="of:=PRODUCT([.E8:.AAB8])" office:value-type="float" office:value="0.000968948006629944" calcext:value-type="float">
            <text:p>0.00096894800663</text:p>
          </table:table-cell>
          <table:table-cell table:formula="of:=1/[.B8]" office:value-type="float" office:value="1032.04712033833" calcext:value-type="float">
            <text:p>1032.04712033833</text:p>
          </table:table-cell>
          <table:table-cell table:formula="of:=[.B8]*[.$C$19]" office:value-type="float" office:value="157.66792868573" calcext:value-type="float">
            <text:p>158</text:p>
          </table:table-cell>
          <table:table-cell table:formula="of:=255/256" office:value-type="float" office:value="0.99609375" calcext:value-type="float">
            <text:p>0.99609375</text:p>
          </table:table-cell>
          <table:table-cell table:formula="of:=255/256" office:value-type="float" office:value="0.99609375" calcext:value-type="float">
            <text:p>0.99609375</text:p>
          </table:table-cell>
          <table:table-cell table:formula="of:=1/256" office:value-type="float" office:value="0.00390625" calcext:value-type="float">
            <text:p>0.00390625</text:p>
          </table:table-cell>
          <table:table-cell table:formula="of:=64/256" office:value-type="float" office:value="0.25" calcext:value-type="float">
            <text:p>0.25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PaxaPunch</text:p>
          </table:table-cell>
          <table:table-cell table:formula="of:=PRODUCT([.E9:.AAB9])" office:value-type="float" office:value="0.00156838996190345" calcext:value-type="float">
            <text:p>0.001568389961903</text:p>
          </table:table-cell>
          <table:table-cell table:formula="of:=1/[.B9]" office:value-type="float" office:value="637.596531660001" calcext:value-type="float">
            <text:p>637.596531660001</text:p>
          </table:table-cell>
          <table:table-cell table:formula="of:=[.B9]*[.$C$19]" office:value-type="float" office:value="255.209562301364" calcext:value-type="float">
            <text:p>255</text:p>
          </table:table-cell>
          <table:table-cell table:formula="of:=255/256" office:value-type="float" office:value="0.99609375" calcext:value-type="float">
            <text:p>0.99609375</text:p>
          </table:table-cell>
          <table:table-cell table:formula="of:=255/256" office:value-type="float" office:value="0.99609375" calcext:value-type="float">
            <text:p>0.99609375</text:p>
          </table:table-cell>
          <table:table-cell table:formula="of:=255/256" office:value-type="float" office:value="0.99609375" calcext:value-type="float">
            <text:p>0.99609375</text:p>
          </table:table-cell>
          <table:table-cell table:formula="of:=1/256" office:value-type="float" office:value="0.00390625" calcext:value-type="float">
            <text:p>0.00390625</text:p>
          </table:table-cell>
          <table:table-cell table:formula="of:=104/256" office:value-type="float" office:value="0.40625" calcext:value-type="float">
            <text:p>0.40625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ercuryBandana</text:p>
          </table:table-cell>
          <table:table-cell table:formula="of:=PRODUCT([.E10:.AAB10])" office:value-type="float" office:value="0.00156838996190345" calcext:value-type="float">
            <text:p>0.001568389961903</text:p>
          </table:table-cell>
          <table:table-cell table:formula="of:=1/[.B10]" office:value-type="float" office:value="637.596531660001" calcext:value-type="float">
            <text:p>637.596531660001</text:p>
          </table:table-cell>
          <table:table-cell table:formula="of:=[.B10]*[.$C$19]" office:value-type="float" office:value="255.209562301364" calcext:value-type="float">
            <text:p>255</text:p>
          </table:table-cell>
          <table:table-cell table:formula="of:=255/256" office:value-type="float" office:value="0.99609375" calcext:value-type="float">
            <text:p>0.99609375</text:p>
          </table:table-cell>
          <table:table-cell table:formula="of:=255/256" office:value-type="float" office:value="0.99609375" calcext:value-type="float">
            <text:p>0.99609375</text:p>
          </table:table-cell>
          <table:table-cell table:formula="of:=255/256" office:value-type="float" office:value="0.99609375" calcext:value-type="float">
            <text:p>0.99609375</text:p>
          </table:table-cell>
          <table:table-cell table:formula="of:=255/256" office:value-type="float" office:value="0.99609375" calcext:value-type="float">
            <text:p>0.99609375</text:p>
          </table:table-cell>
          <table:table-cell table:formula="of:=1/255" office:value-type="float" office:value="0.00392156862745098" calcext:value-type="float">
            <text:p>0.003921568627451</text:p>
          </table:table-cell>
          <table:table-cell table:formula="of:=104/256" office:value-type="float" office:value="0.40625" calcext:value-type="float">
            <text:p>0.40625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esserVimstone</text:p>
          </table:table-cell>
          <table:table-cell table:formula="of:=PRODUCT([.E11:.AAB11])" office:value-type="float" office:value="0.000179557020814347" calcext:value-type="float">
            <text:p>0.000179557020814</text:p>
          </table:table-cell>
          <table:table-cell table:formula="of:=1/[.B11]" office:value-type="float" office:value="5569.26148286872" calcext:value-type="float">
            <text:p>5569.26148286872</text:p>
          </table:table-cell>
          <table:table-cell table:formula="of:=[.B11]*[.$C$19]" office:value-type="float" office:value="29.2176498213188" calcext:value-type="float">
            <text:p>29</text:p>
          </table:table-cell>
          <table:table-cell table:formula="of:=255/256" office:value-type="float" office:value="0.99609375" calcext:value-type="float">
            <text:p>0.99609375</text:p>
          </table:table-cell>
          <table:table-cell table:formula="of:=255/256" office:value-type="float" office:value="0.99609375" calcext:value-type="float">
            <text:p>0.99609375</text:p>
          </table:table-cell>
          <table:table-cell table:formula="of:=255/256" office:value-type="float" office:value="0.99609375" calcext:value-type="float">
            <text:p>0.99609375</text:p>
          </table:table-cell>
          <table:table-cell table:formula="of:=255/256" office:value-type="float" office:value="0.99609375" calcext:value-type="float">
            <text:p>0.99609375</text:p>
          </table:table-cell>
          <table:table-cell table:formula="of:=255/256" office:value-type="float" office:value="0.99609375" calcext:value-type="float">
            <text:p>0.99609375</text:p>
          </table:table-cell>
          <table:table-cell table:formula="of:=1/256" office:value-type="float" office:value="0.00390625" calcext:value-type="float">
            <text:p>0.00390625</text:p>
          </table:table-cell>
          <table:table-cell table:formula="of:=16/256" office:value-type="float" office:value="0.0625" calcext:value-type="float">
            <text:p>0.0625</text:p>
          </table:table-cell>
          <table:table-cell table:formula="of:=(256-64)/256" office:value-type="float" office:value="0.75" calcext:value-type="float">
            <text:p>0.75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GreaterVimstone</text:p>
          </table:table-cell>
          <table:table-cell table:formula="of:=PRODUCT([.E12:.AAB12])" office:value-type="float" office:value="0.000059852340271449" calcext:value-type="float">
            <text:p>5.9852340271449E-05</text:p>
          </table:table-cell>
          <table:table-cell table:formula="of:=1/[.B12]" office:value-type="float" office:value="16707.7844486062" calcext:value-type="float">
            <text:p>16707.7844486062</text:p>
          </table:table-cell>
          <table:table-cell table:formula="of:=[.B12]*[.$C$19]" office:value-type="float" office:value="9.73921660710627" calcext:value-type="float">
            <text:p>10</text:p>
          </table:table-cell>
          <table:table-cell table:formula="of:=255/256" office:value-type="float" office:value="0.99609375" calcext:value-type="float">
            <text:p>0.99609375</text:p>
          </table:table-cell>
          <table:table-cell table:formula="of:=255/256" office:value-type="float" office:value="0.99609375" calcext:value-type="float">
            <text:p>0.99609375</text:p>
          </table:table-cell>
          <table:table-cell table:formula="of:=255/256" office:value-type="float" office:value="0.99609375" calcext:value-type="float">
            <text:p>0.99609375</text:p>
          </table:table-cell>
          <table:table-cell table:formula="of:=255/256" office:value-type="float" office:value="0.99609375" calcext:value-type="float">
            <text:p>0.99609375</text:p>
          </table:table-cell>
          <table:table-cell table:formula="of:=255/256" office:value-type="float" office:value="0.99609375" calcext:value-type="float">
            <text:p>0.99609375</text:p>
          </table:table-cell>
          <table:table-cell table:formula="of:=1/256" office:value-type="float" office:value="0.00390625" calcext:value-type="float">
            <text:p>0.00390625</text:p>
          </table:table-cell>
          <table:table-cell table:formula="of:=16/256" office:value-type="float" office:value="0.0625" calcext:value-type="float">
            <text:p>0.0625</text:p>
          </table:table-cell>
          <table:table-cell table:formula="of:=64/256" office:value-type="float" office:value="0.25" calcext:value-type="float">
            <text:p>0.25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HealthBonusBig</text:p>
          </table:table-cell>
          <table:table-cell table:formula="of:=PRODUCT([.E13:.AAB13])" office:value-type="float" office:value="0.030524693538439" calcext:value-type="float">
            <text:p>0.030524693538439</text:p>
          </table:table-cell>
          <table:table-cell table:formula="of:=1/[.B13]" office:value-type="float" office:value="32.7603616639336" calcext:value-type="float">
            <text:p>32.7603616639336</text:p>
          </table:table-cell>
          <table:table-cell table:formula="of:=[.B13]*[.$C$19]" office:value-type="float" office:value="4967.0004696242" calcext:value-type="float">
            <text:p>4967</text:p>
          </table:table-cell>
          <table:table-cell table:formula="of:=255/256" office:value-type="float" office:value="0.99609375" calcext:value-type="float">
            <text:p>0.99609375</text:p>
          </table:table-cell>
          <table:table-cell table:formula="of:=255/256" office:value-type="float" office:value="0.99609375" calcext:value-type="float">
            <text:p>0.99609375</text:p>
          </table:table-cell>
          <table:table-cell table:formula="of:=255/256" office:value-type="float" office:value="0.99609375" calcext:value-type="float">
            <text:p>0.99609375</text:p>
          </table:table-cell>
          <table:table-cell table:formula="of:=255/256" office:value-type="float" office:value="0.99609375" calcext:value-type="float">
            <text:p>0.99609375</text:p>
          </table:table-cell>
          <table:table-cell table:formula="of:=255/256" office:value-type="float" office:value="0.99609375" calcext:value-type="float">
            <text:p>0.99609375</text:p>
          </table:table-cell>
          <table:table-cell table:formula="of:=255/256" office:value-type="float" office:value="0.99609375" calcext:value-type="float">
            <text:p>0.99609375</text:p>
          </table:table-cell>
          <table:table-cell table:formula="of:=8/256" office:value-type="float" office:value="0.03125" calcext:value-type="float">
            <text:p>0.03125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HealthBonusBig×2</text:p>
          </table:table-cell>
          <table:table-cell table:formula="of:=PRODUCT([.E14:.AAB14])" office:value-type="float" office:value="0.0157392951057576" calcext:value-type="float">
            <text:p>0.015739295105758</text:p>
          </table:table-cell>
          <table:table-cell table:formula="of:=1/[.B14]" office:value-type="float" office:value="63.5352468633865" calcext:value-type="float">
            <text:p>63.5352468633865</text:p>
          </table:table-cell>
          <table:table-cell table:formula="of:=[.B14]*[.$C$19]" office:value-type="float" office:value="2561.10961714998" calcext:value-type="float">
            <text:p>2561</text:p>
          </table:table-cell>
          <table:table-cell table:formula="of:=[.B13]" office:value-type="float" office:value="0.030524693538439" calcext:value-type="float">
            <text:p>0.030524693538439</text:p>
          </table:table-cell>
          <table:table-cell table:formula="of:=(256-124)/256" office:value-type="float" office:value="0.515625" calcext:value-type="float">
            <text:p>0.515625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ealthBonusBig×2</text:p>
          </table:table-cell>
          <table:table-cell table:formula="of:=PRODUCT([.E15:.AAB15])" office:value-type="float" office:value="0.000491852972054925" calcext:value-type="float">
            <text:p>0.000491852972055</text:p>
          </table:table-cell>
          <table:table-cell table:formula="of:=1/[.B15]" office:value-type="float" office:value="2033.12789962837" calcext:value-type="float">
            <text:p>2033.12789962837</text:p>
          </table:table-cell>
          <table:table-cell table:formula="of:=[.B15]*[.$C$19]" office:value-type="float" office:value="80.0346755359367" calcext:value-type="float">
            <text:p>80</text:p>
          </table:table-cell>
          <table:table-cell table:formula="of:=[.B14]" office:value-type="float" office:value="0.0157392951057576" calcext:value-type="float">
            <text:p>0.015739295105758</text:p>
          </table:table-cell>
          <table:table-cell table:formula="of:=(256-248)/256" office:value-type="float" office:value="0.03125" calcext:value-type="float">
            <text:p>0.03125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ealthBonusBig×3</text:p>
          </table:table-cell>
          <table:table-cell table:formula="of:=PRODUCT([.E16:.AAB16])" office:value-type="float" office:value="0.00000774141907581642" calcext:value-type="float">
            <text:p>7.74141907581642E-06</text:p>
          </table:table-cell>
          <table:table-cell table:formula="of:=1/[.B16]" office:value-type="float" office:value="129175.283007727" calcext:value-type="float">
            <text:p>129175.283007727</text:p>
          </table:table-cell>
          <table:table-cell table:formula="of:=[.B16]*[.$C$19]" office:value-type="float" office:value="1.25968937695367" calcext:value-type="float">
            <text:p>1</text:p>
          </table:table-cell>
          <table:table-cell table:formula="of:=[.B14]*[.B15]" office:value-type="float" office:value="0.00000774141907581642" calcext:value-type="float">
            <text:p>7.74141907581642E-0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othing extra</text:p>
          </table:table-cell>
          <table:table-cell table:formula="of:=PRODUCT([.E17:.AAB17])" office:value-type="float" office:value="0.946265499691609" calcext:value-type="float">
            <text:p>0.946265499691609</text:p>
          </table:table-cell>
          <table:table-cell table:formula="of:=1/[.B17]" office:value-type="float" office:value="1.05678586012689" calcext:value-type="float">
            <text:p>1.05678586012689</text:p>
          </table:table-cell>
          <table:table-cell table:formula="of:=[.B17]*[.$C$19]" office:value-type="float" office:value="153977.01455835" calcext:value-type="float">
            <text:p>153977</text:p>
          </table:table-cell>
          <table:table-cell table:formula="of:=255/256" office:value-type="float" office:value="0.99609375" calcext:value-type="float">
            <text:p>0.99609375</text:p>
          </table:table-cell>
          <table:table-cell table:formula="of:=255/256" office:value-type="float" office:value="0.99609375" calcext:value-type="float">
            <text:p>0.99609375</text:p>
          </table:table-cell>
          <table:table-cell table:formula="of:=255/256" office:value-type="float" office:value="0.99609375" calcext:value-type="float">
            <text:p>0.99609375</text:p>
          </table:table-cell>
          <table:table-cell table:formula="of:=255/256" office:value-type="float" office:value="0.99609375" calcext:value-type="float">
            <text:p>0.99609375</text:p>
          </table:table-cell>
          <table:table-cell table:formula="of:=255/256" office:value-type="float" office:value="0.99609375" calcext:value-type="float">
            <text:p>0.99609375</text:p>
          </table:table-cell>
          <table:table-cell table:formula="of:=255/256" office:value-type="float" office:value="0.99609375" calcext:value-type="float">
            <text:p>0.99609375</text:p>
          </table:table-cell>
          <table:table-cell table:formula="of:=(256-8)/256" office:value-type="float" office:value="0.96875" calcext:value-type="float">
            <text:p>0.96875</text:p>
          </table:table-cell>
          <table:table-cell table:number-columns-repeated="1013"/>
        </table:table-row>
        <table:table-row table:style-name="ro3">
          <table:table-cell table:number-columns-repeated="1024"/>
        </table:table-row>
        <table:table-row table:style-name="ro4">
          <table:table-cell table:style-name="Heading_20_2" office:value-type="string" calcext:value-type="string">
            <text:p>Total possible outcomes:</text:p>
          </table:table-cell>
          <table:table-cell/>
          <table:table-cell table:formula="of:=SUM([.C4:.C17])" office:value-type="float" office:value="162720.731769817" calcext:value-type="float">
            <text:p>162720.731769817</text:p>
          </table:table-cell>
          <table:table-cell table:number-columns-repeated="1021"/>
        </table:table-row>
        <table:table-row table:style-name="ro3" table:number-rows-repeated="104855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etheriusHealthBonusSpawner" table:style-name="ta1"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Total probability</text:p>
          </table:table-cell>
          <table:table-cell table:style-name="ce1" office:value-type="string" calcext:value-type="string">
            <text:p>Probability as 1 in x</text:p>
          </table:table-cell>
          <table:table-cell table:style-name="ce3" office:value-type="string" calcext:value-type="string">
            <text:p>Probability out of total</text:p>
          </table:table-cell>
          <table:table-cell table:style-name="ce1" office:value-type="string" calcext:value-type="string">
            <text:p>Rolls</text:p>
          </table:table-cell>
          <table:table-cell table:style-name="ce1" table:number-columns-repeated="1019"/>
        </table:table-row>
        <table:table-row table:style-name="ro3">
          <table:table-cell office:value-type="string" calcext:value-type="string">
            <text:p>MedicinalHerb</text:p>
          </table:table-cell>
          <table:table-cell table:formula="of:=PRODUCT([.E2:.AAB2])" office:value-type="float" office:value="0.0029296875" calcext:value-type="float">
            <text:p>0.0029296875</text:p>
          </table:table-cell>
          <table:table-cell table:formula="of:=1/[.B2]" office:value-type="float" office:value="341.333333333333" calcext:value-type="float">
            <text:p>341.333333333333</text:p>
          </table:table-cell>
          <table:table-cell table:formula="of:=[.B2]*[.$C$17]" office:value-type="float" office:value="476.720893856885" calcext:value-type="float">
            <text:p>477</text:p>
          </table:table-cell>
          <table:table-cell table:formula="of:=1/256" office:value-type="float" office:value="0.00390625" calcext:value-type="float">
            <text:p>0.00390625</text:p>
          </table:table-cell>
          <table:table-cell table:formula="of:=192/256" office:value-type="float" office:value="0.75" calcext:value-type="float">
            <text:p>0.75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rongMedicine</text:p>
          </table:table-cell>
          <table:table-cell table:formula="of:=PRODUCT([.E3:.AAB3])" office:value-type="float" office:value="0.000732421875" calcext:value-type="float">
            <text:p>0.000732421875</text:p>
          </table:table-cell>
          <table:table-cell table:formula="of:=1/[.B3]" office:value-type="float" office:value="1365.33333333333" calcext:value-type="float">
            <text:p>1365.33333333333</text:p>
          </table:table-cell>
          <table:table-cell table:formula="of:=[.B3]*[.$C$17]" office:value-type="float" office:value="119.180223464221" calcext:value-type="float">
            <text:p>119</text:p>
          </table:table-cell>
          <table:table-cell table:formula="of:=1/256" office:value-type="float" office:value="0.00390625" calcext:value-type="float">
            <text:p>0.00390625</text:p>
          </table:table-cell>
          <table:table-cell table:formula="of:=(256-192)/256" office:value-type="float" office:value="0.25" calcext:value-type="float">
            <text:p>0.25</text:p>
          </table:table-cell>
          <table:table-cell table:formula="of:=192/256" office:value-type="float" office:value="0.75" calcext:value-type="float">
            <text:p>0.7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pecialMedicine</text:p>
          </table:table-cell>
          <table:table-cell table:formula="of:=PRODUCT([.E4:.AAB4])" office:value-type="float" office:value="0.000244140625" calcext:value-type="float">
            <text:p>0.000244140625</text:p>
          </table:table-cell>
          <table:table-cell table:formula="of:=1/[.B4]" office:value-type="float" office:value="4096" calcext:value-type="float">
            <text:p>4096</text:p>
          </table:table-cell>
          <table:table-cell table:formula="of:=[.B4]*[.$C$17]" office:value-type="float" office:value="39.7267411547404" calcext:value-type="float">
            <text:p>40</text:p>
          </table:table-cell>
          <table:table-cell table:formula="of:=1/256" office:value-type="float" office:value="0.00390625" calcext:value-type="float">
            <text:p>0.00390625</text:p>
          </table:table-cell>
          <table:table-cell table:formula="of:=(256-192)/256" office:value-type="float" office:value="0.25" calcext:value-type="float">
            <text:p>0.25</text:p>
          </table:table-cell>
          <table:table-cell table:formula="of:=(256-192)/256" office:value-type="float" office:value="0.25" calcext:value-type="float">
            <text:p>0.2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RandomPowerupSpawner</text:p>
          </table:table-cell>
          <table:table-cell table:formula="of:=PRODUCT([.E5:.AAB5])" office:value-type="float" office:value="0.000972747802734375" calcext:value-type="float">
            <text:p>0.000972747802734</text:p>
          </table:table-cell>
          <table:table-cell table:formula="of:=1/[.B5]" office:value-type="float" office:value="1028.01568627451" calcext:value-type="float">
            <text:p>1028.01568627451</text:p>
          </table:table-cell>
          <table:table-cell table:formula="of:=[.B5]*[.$C$17]" office:value-type="float" office:value="158.286234288419" calcext:value-type="float">
            <text:p>158</text:p>
          </table:table-cell>
          <table:table-cell table:formula="of:=255/256" office:value-type="float" office:value="0.99609375" calcext:value-type="float">
            <text:p>0.99609375</text:p>
          </table:table-cell>
          <table:table-cell table:formula="of:=1/256" office:value-type="float" office:value="0.00390625" calcext:value-type="float">
            <text:p>0.00390625</text:p>
          </table:table-cell>
          <table:table-cell table:formula="of:=64/256" office:value-type="float" office:value="0.25" calcext:value-type="float">
            <text:p>0.2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YggdrasilDew</text:p>
          </table:table-cell>
          <table:table-cell table:formula="of:=PRODUCT([.E6:.AAB6])" office:value-type="float" office:value="0.000968948006629944" calcext:value-type="float">
            <text:p>0.00096894800663</text:p>
          </table:table-cell>
          <table:table-cell table:formula="of:=1/[.B6]" office:value-type="float" office:value="1032.04712033833" calcext:value-type="float">
            <text:p>1032.04712033833</text:p>
          </table:table-cell>
          <table:table-cell table:formula="of:=[.B6]*[.$C$17]" office:value-type="float" office:value="157.66792868573" calcext:value-type="float">
            <text:p>158</text:p>
          </table:table-cell>
          <table:table-cell table:formula="of:=255/256" office:value-type="float" office:value="0.99609375" calcext:value-type="float">
            <text:p>0.99609375</text:p>
          </table:table-cell>
          <table:table-cell table:formula="of:=255/256" office:value-type="float" office:value="0.99609375" calcext:value-type="float">
            <text:p>0.99609375</text:p>
          </table:table-cell>
          <table:table-cell table:formula="of:=1/256" office:value-type="float" office:value="0.00390625" calcext:value-type="float">
            <text:p>0.00390625</text:p>
          </table:table-cell>
          <table:table-cell table:formula="of:=64/256" office:value-type="float" office:value="0.25" calcext:value-type="float">
            <text:p>0.25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PaxaPunch</text:p>
          </table:table-cell>
          <table:table-cell table:formula="of:=PRODUCT([.E7:.AAB7])" office:value-type="float" office:value="0.00156838996190345" calcext:value-type="float">
            <text:p>0.001568389961903</text:p>
          </table:table-cell>
          <table:table-cell table:formula="of:=1/[.B7]" office:value-type="float" office:value="637.596531660001" calcext:value-type="float">
            <text:p>637.596531660001</text:p>
          </table:table-cell>
          <table:table-cell table:formula="of:=[.B7]*[.$C$17]" office:value-type="float" office:value="255.209562301364" calcext:value-type="float">
            <text:p>255</text:p>
          </table:table-cell>
          <table:table-cell table:formula="of:=255/256" office:value-type="float" office:value="0.99609375" calcext:value-type="float">
            <text:p>0.99609375</text:p>
          </table:table-cell>
          <table:table-cell table:formula="of:=255/256" office:value-type="float" office:value="0.99609375" calcext:value-type="float">
            <text:p>0.99609375</text:p>
          </table:table-cell>
          <table:table-cell table:formula="of:=255/256" office:value-type="float" office:value="0.99609375" calcext:value-type="float">
            <text:p>0.99609375</text:p>
          </table:table-cell>
          <table:table-cell table:formula="of:=1/256" office:value-type="float" office:value="0.00390625" calcext:value-type="float">
            <text:p>0.00390625</text:p>
          </table:table-cell>
          <table:table-cell table:formula="of:=104/256" office:value-type="float" office:value="0.40625" calcext:value-type="float">
            <text:p>0.40625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ercuryBandana</text:p>
          </table:table-cell>
          <table:table-cell table:formula="of:=PRODUCT([.E8:.AAB8])" office:value-type="float" office:value="0.00156838996190345" calcext:value-type="float">
            <text:p>0.001568389961903</text:p>
          </table:table-cell>
          <table:table-cell table:formula="of:=1/[.B8]" office:value-type="float" office:value="637.596531660001" calcext:value-type="float">
            <text:p>637.596531660001</text:p>
          </table:table-cell>
          <table:table-cell table:formula="of:=[.B8]*[.$C$17]" office:value-type="float" office:value="255.209562301364" calcext:value-type="float">
            <text:p>255</text:p>
          </table:table-cell>
          <table:table-cell table:formula="of:=255/256" office:value-type="float" office:value="0.99609375" calcext:value-type="float">
            <text:p>0.99609375</text:p>
          </table:table-cell>
          <table:table-cell table:formula="of:=255/256" office:value-type="float" office:value="0.99609375" calcext:value-type="float">
            <text:p>0.99609375</text:p>
          </table:table-cell>
          <table:table-cell table:formula="of:=255/256" office:value-type="float" office:value="0.99609375" calcext:value-type="float">
            <text:p>0.99609375</text:p>
          </table:table-cell>
          <table:table-cell table:formula="of:=255/256" office:value-type="float" office:value="0.99609375" calcext:value-type="float">
            <text:p>0.99609375</text:p>
          </table:table-cell>
          <table:table-cell table:formula="of:=1/255" office:value-type="float" office:value="0.00392156862745098" calcext:value-type="float">
            <text:p>0.003921568627451</text:p>
          </table:table-cell>
          <table:table-cell table:formula="of:=104/256" office:value-type="float" office:value="0.40625" calcext:value-type="float">
            <text:p>0.40625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esserVimstone</text:p>
          </table:table-cell>
          <table:table-cell table:formula="of:=PRODUCT([.E9:.AAB9])" office:value-type="float" office:value="0.000179557020814347" calcext:value-type="float">
            <text:p>0.000179557020814</text:p>
          </table:table-cell>
          <table:table-cell table:formula="of:=1/[.B9]" office:value-type="float" office:value="5569.26148286872" calcext:value-type="float">
            <text:p>5569.26148286872</text:p>
          </table:table-cell>
          <table:table-cell table:formula="of:=[.B9]*[.$C$17]" office:value-type="float" office:value="29.2176498213188" calcext:value-type="float">
            <text:p>29</text:p>
          </table:table-cell>
          <table:table-cell table:formula="of:=255/256" office:value-type="float" office:value="0.99609375" calcext:value-type="float">
            <text:p>0.99609375</text:p>
          </table:table-cell>
          <table:table-cell table:formula="of:=255/256" office:value-type="float" office:value="0.99609375" calcext:value-type="float">
            <text:p>0.99609375</text:p>
          </table:table-cell>
          <table:table-cell table:formula="of:=255/256" office:value-type="float" office:value="0.99609375" calcext:value-type="float">
            <text:p>0.99609375</text:p>
          </table:table-cell>
          <table:table-cell table:formula="of:=255/256" office:value-type="float" office:value="0.99609375" calcext:value-type="float">
            <text:p>0.99609375</text:p>
          </table:table-cell>
          <table:table-cell table:formula="of:=255/256" office:value-type="float" office:value="0.99609375" calcext:value-type="float">
            <text:p>0.99609375</text:p>
          </table:table-cell>
          <table:table-cell table:formula="of:=1/256" office:value-type="float" office:value="0.00390625" calcext:value-type="float">
            <text:p>0.00390625</text:p>
          </table:table-cell>
          <table:table-cell table:formula="of:=16/256" office:value-type="float" office:value="0.0625" calcext:value-type="float">
            <text:p>0.0625</text:p>
          </table:table-cell>
          <table:table-cell table:formula="of:=(256-64)/256" office:value-type="float" office:value="0.75" calcext:value-type="float">
            <text:p>0.75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GreaterVimstone</text:p>
          </table:table-cell>
          <table:table-cell table:formula="of:=PRODUCT([.E10:.AAB10])" office:value-type="float" office:value="0.000059852340271449" calcext:value-type="float">
            <text:p>5.9852340271449E-05</text:p>
          </table:table-cell>
          <table:table-cell table:formula="of:=1/[.B10]" office:value-type="float" office:value="16707.7844486062" calcext:value-type="float">
            <text:p>16707.7844486062</text:p>
          </table:table-cell>
          <table:table-cell table:formula="of:=[.B10]*[.$C$17]" office:value-type="float" office:value="9.73921660710627" calcext:value-type="float">
            <text:p>10</text:p>
          </table:table-cell>
          <table:table-cell table:formula="of:=255/256" office:value-type="float" office:value="0.99609375" calcext:value-type="float">
            <text:p>0.99609375</text:p>
          </table:table-cell>
          <table:table-cell table:formula="of:=255/256" office:value-type="float" office:value="0.99609375" calcext:value-type="float">
            <text:p>0.99609375</text:p>
          </table:table-cell>
          <table:table-cell table:formula="of:=255/256" office:value-type="float" office:value="0.99609375" calcext:value-type="float">
            <text:p>0.99609375</text:p>
          </table:table-cell>
          <table:table-cell table:formula="of:=255/256" office:value-type="float" office:value="0.99609375" calcext:value-type="float">
            <text:p>0.99609375</text:p>
          </table:table-cell>
          <table:table-cell table:formula="of:=255/256" office:value-type="float" office:value="0.99609375" calcext:value-type="float">
            <text:p>0.99609375</text:p>
          </table:table-cell>
          <table:table-cell table:formula="of:=1/256" office:value-type="float" office:value="0.00390625" calcext:value-type="float">
            <text:p>0.00390625</text:p>
          </table:table-cell>
          <table:table-cell table:formula="of:=16/256" office:value-type="float" office:value="0.0625" calcext:value-type="float">
            <text:p>0.0625</text:p>
          </table:table-cell>
          <table:table-cell table:formula="of:=64/256" office:value-type="float" office:value="0.25" calcext:value-type="float">
            <text:p>0.25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HealthBonusBig</text:p>
          </table:table-cell>
          <table:table-cell table:formula="of:=PRODUCT([.E11:.AAB11])" office:value-type="float" office:value="0.030524693538439" calcext:value-type="float">
            <text:p>0.030524693538439</text:p>
          </table:table-cell>
          <table:table-cell table:formula="of:=1/[.B11]" office:value-type="float" office:value="32.7603616639336" calcext:value-type="float">
            <text:p>32.7603616639336</text:p>
          </table:table-cell>
          <table:table-cell table:formula="of:=[.B11]*[.$C$17]" office:value-type="float" office:value="4967.0004696242" calcext:value-type="float">
            <text:p>4967</text:p>
          </table:table-cell>
          <table:table-cell table:formula="of:=255/256" office:value-type="float" office:value="0.99609375" calcext:value-type="float">
            <text:p>0.99609375</text:p>
          </table:table-cell>
          <table:table-cell table:formula="of:=255/256" office:value-type="float" office:value="0.99609375" calcext:value-type="float">
            <text:p>0.99609375</text:p>
          </table:table-cell>
          <table:table-cell table:formula="of:=255/256" office:value-type="float" office:value="0.99609375" calcext:value-type="float">
            <text:p>0.99609375</text:p>
          </table:table-cell>
          <table:table-cell table:formula="of:=255/256" office:value-type="float" office:value="0.99609375" calcext:value-type="float">
            <text:p>0.99609375</text:p>
          </table:table-cell>
          <table:table-cell table:formula="of:=255/256" office:value-type="float" office:value="0.99609375" calcext:value-type="float">
            <text:p>0.99609375</text:p>
          </table:table-cell>
          <table:table-cell table:formula="of:=255/256" office:value-type="float" office:value="0.99609375" calcext:value-type="float">
            <text:p>0.99609375</text:p>
          </table:table-cell>
          <table:table-cell table:formula="of:=8/256" office:value-type="float" office:value="0.03125" calcext:value-type="float">
            <text:p>0.03125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HealthBonusBig×2</text:p>
          </table:table-cell>
          <table:table-cell table:formula="of:=PRODUCT([.E12:.AAB12])" office:value-type="float" office:value="0.0157392951057576" calcext:value-type="float">
            <text:p>0.015739295105758</text:p>
          </table:table-cell>
          <table:table-cell table:formula="of:=1/[.B12]" office:value-type="float" office:value="63.5352468633865" calcext:value-type="float">
            <text:p>63.5352468633865</text:p>
          </table:table-cell>
          <table:table-cell table:formula="of:=[.B12]*[.$C$17]" office:value-type="float" office:value="2561.10961714998" calcext:value-type="float">
            <text:p>2561</text:p>
          </table:table-cell>
          <table:table-cell table:formula="of:=[.B11]" office:value-type="float" office:value="0.030524693538439" calcext:value-type="float">
            <text:p>0.030524693538439</text:p>
          </table:table-cell>
          <table:table-cell table:formula="of:=(256-124)/256" office:value-type="float" office:value="0.515625" calcext:value-type="float">
            <text:p>0.515625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ealthBonusBig×2</text:p>
          </table:table-cell>
          <table:table-cell table:formula="of:=PRODUCT([.E13:.AAB13])" office:value-type="float" office:value="0.000491852972054925" calcext:value-type="float">
            <text:p>0.000491852972055</text:p>
          </table:table-cell>
          <table:table-cell table:formula="of:=1/[.B13]" office:value-type="float" office:value="2033.12789962837" calcext:value-type="float">
            <text:p>2033.12789962837</text:p>
          </table:table-cell>
          <table:table-cell table:formula="of:=[.B13]*[.$C$17]" office:value-type="float" office:value="80.0346755359367" calcext:value-type="float">
            <text:p>80</text:p>
          </table:table-cell>
          <table:table-cell table:formula="of:=[.B12]" office:value-type="float" office:value="0.0157392951057576" calcext:value-type="float">
            <text:p>0.015739295105758</text:p>
          </table:table-cell>
          <table:table-cell table:formula="of:=(256-248)/256" office:value-type="float" office:value="0.03125" calcext:value-type="float">
            <text:p>0.03125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ealthBonusBig×3</text:p>
          </table:table-cell>
          <table:table-cell table:formula="of:=PRODUCT([.E14:.AAB14])" office:value-type="float" office:value="0.00000774141907581642" calcext:value-type="float">
            <text:p>7.74141907581642E-06</text:p>
          </table:table-cell>
          <table:table-cell table:formula="of:=1/[.B14]" office:value-type="float" office:value="129175.283007727" calcext:value-type="float">
            <text:p>129175.283007727</text:p>
          </table:table-cell>
          <table:table-cell table:formula="of:=[.B14]*[.$C$17]" office:value-type="float" office:value="1.25968937695367" calcext:value-type="float">
            <text:p>1</text:p>
          </table:table-cell>
          <table:table-cell table:formula="of:=[.B12]*[.B13]" office:value-type="float" office:value="0.00000774141907581642" calcext:value-type="float">
            <text:p>7.74141907581642E-0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ealthBonus2</text:p>
          </table:table-cell>
          <table:table-cell table:formula="of:=PRODUCT([.E15:.AAB15])" office:value-type="float" office:value="0.946265499691609" calcext:value-type="float">
            <text:p>0.946265499691609</text:p>
          </table:table-cell>
          <table:table-cell table:formula="of:=1/[.B15]" office:value-type="float" office:value="1.05678586012689" calcext:value-type="float">
            <text:p>1.05678586012689</text:p>
          </table:table-cell>
          <table:table-cell table:formula="of:=[.B15]*[.$C$17]" office:value-type="float" office:value="153977.01455835" calcext:value-type="float">
            <text:p>153977</text:p>
          </table:table-cell>
          <table:table-cell table:formula="of:=255/256" office:value-type="float" office:value="0.99609375" calcext:value-type="float">
            <text:p>0.99609375</text:p>
          </table:table-cell>
          <table:table-cell table:formula="of:=255/256" office:value-type="float" office:value="0.99609375" calcext:value-type="float">
            <text:p>0.99609375</text:p>
          </table:table-cell>
          <table:table-cell table:formula="of:=255/256" office:value-type="float" office:value="0.99609375" calcext:value-type="float">
            <text:p>0.99609375</text:p>
          </table:table-cell>
          <table:table-cell table:formula="of:=255/256" office:value-type="float" office:value="0.99609375" calcext:value-type="float">
            <text:p>0.99609375</text:p>
          </table:table-cell>
          <table:table-cell table:formula="of:=255/256" office:value-type="float" office:value="0.99609375" calcext:value-type="float">
            <text:p>0.99609375</text:p>
          </table:table-cell>
          <table:table-cell table:formula="of:=255/256" office:value-type="float" office:value="0.99609375" calcext:value-type="float">
            <text:p>0.99609375</text:p>
          </table:table-cell>
          <table:table-cell table:formula="of:=(256-8)/256" office:value-type="float" office:value="0.96875" calcext:value-type="float">
            <text:p>0.96875</text:p>
          </table:table-cell>
          <table:table-cell table:number-columns-repeated="1013"/>
        </table:table-row>
        <table:table-row table:style-name="ro3">
          <table:table-cell table:number-columns-repeated="1024"/>
        </table:table-row>
        <table:table-row table:style-name="ro4">
          <table:table-cell table:style-name="Heading_20_2" office:value-type="string" calcext:value-type="string">
            <text:p>Total possible outcomes:</text:p>
          </table:table-cell>
          <table:table-cell/>
          <table:table-cell table:formula="of:=SUM([.C2:.C15])" office:value-type="float" office:value="162720.731769817" calcext:value-type="float">
            <text:p>162720.731769817</text:p>
          </table:table-cell>
          <table:table-cell table:number-columns-repeated="1021"/>
        </table:table-row>
        <table:table-row table:style-name="ro4">
          <table:table-cell table:style-name="Heading_20_2" office:value-type="string" calcext:value-type="string">
            <text:p>Total possibility of HealthBonusBig:</text:p>
          </table:table-cell>
          <table:table-cell table:formula="of:=SUM([.B11:.B14])" office:value-type="float" office:value="0.0467635830353274" calcext:value-type="float">
            <text:p>0.046763583035327</text:p>
          </table:table-cell>
          <table:table-cell/>
          <table:table-cell table:formula="of:=SUM([.D11:.D14])" office:value-type="float" office:value="7609.40445168706" calcext:value-type="float">
            <text:p>7609</text:p>
          </table:table-cell>
          <table:table-cell table:number-columns-repeated="1020"/>
        </table:table-row>
        <table:table-row table:style-name="ro4">
          <table:table-cell table:style-name="Heading_20_2" office:value-type="string" calcext:value-type="string">
            <text:p>Total possibility of extra HealthBonusBig:</text:p>
          </table:table-cell>
          <table:table-cell table:formula="of:=SUM([.B12:.B14])" office:value-type="float" office:value="0.0162388894968884" calcext:value-type="float">
            <text:p>0.016238889496888</text:p>
          </table:table-cell>
          <table:table-cell/>
          <table:table-cell table:formula="of:=SUM([.D12:.D14])" office:value-type="float" office:value="2642.40398206287" calcext:value-type="float">
            <text:p>2642</text:p>
          </table:table-cell>
          <table:table-cell table:number-columns-repeated="1020"/>
        </table:table-row>
        <table:table-row table:style-name="ro3" table:number-rows-repeated="104855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rmorBonus2 (original)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ce2"/>
        <table:table-column table:style-name="co10" table:number-columns-repeated="1020" table:default-cell-style-name="Default"/>
        <table:table-row table:style-name="ro5"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Total probability</text:p>
          </table:table-cell>
          <table:table-cell table:style-name="ce1" office:value-type="string" calcext:value-type="string">
            <text:p>Probability as 1 in x</text:p>
          </table:table-cell>
          <table:table-cell table:style-name="ce3" office:value-type="string" calcext:value-type="string">
            <text:p>Probability out of total</text:p>
          </table:table-cell>
          <table:table-cell table:style-name="ce1" office:value-type="string" calcext:value-type="string">
            <text:p>Rolls</text:p>
          </table:table-cell>
          <table:table-cell table:style-name="ce1" table:number-columns-repeated="1019"/>
        </table:table-row>
        <table:table-row table:style-name="ro6">
          <table:table-cell table:style-name="ce1" office:value-type="string" calcext:value-type="string" table:number-columns-spanned="1024" table:number-rows-spanned="1">
            <text:p>—DV2, Flora present—</text:p>
          </table:table-cell>
          <table:covered-table-cell table:number-columns-repeated="2" table:style-name="ce1"/>
          <table:covered-table-cell table:style-name="ce3"/>
          <table:covered-table-cell table:number-columns-repeated="1020" table:style-name="ce1"/>
        </table:table-row>
        <table:table-row table:style-name="ro3">
          <table:table-cell office:value-type="string" calcext:value-type="string">
            <text:p>DoomSpellMana</text:p>
          </table:table-cell>
          <table:table-cell table:formula="of:=PRODUCT([.E3:.AAB3])" office:value-type="float" office:value="0.0291824340820312" calcext:value-type="float">
            <text:p>0.029182434082031</text:p>
          </table:table-cell>
          <table:table-cell table:formula="of:=1/[.B3]" office:value-type="float" office:value="34.2671895424837" calcext:value-type="float">
            <text:p>34.2671895424837</text:p>
          </table:table-cell>
          <table:table-cell table:formula="of:=[.B3]*[.$C$8]" office:value-type="float" office:value="255.092623802923" calcext:value-type="float">
            <text:p>255</text:p>
          </table:table-cell>
          <table:table-cell table:formula="of:=8/256" office:value-type="float" office:value="0.03125" calcext:value-type="float">
            <text:p>0.03125</text:p>
          </table:table-cell>
          <table:table-cell table:formula="of:=255/256" office:value-type="float" office:value="0.99609375" calcext:value-type="float">
            <text:p>0.99609375</text:p>
          </table:table-cell>
          <table:table-cell table:formula="of:=(256-16)/256" office:value-type="float" office:value="0.9375" calcext:value-type="float">
            <text:p>0.937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oomSpellMana2</text:p>
          </table:table-cell>
          <table:table-cell table:formula="of:=PRODUCT([.E4:.AAB4])" office:value-type="float" office:value="0.00194549560546875" calcext:value-type="float">
            <text:p>0.001945495605469</text:p>
          </table:table-cell>
          <table:table-cell table:formula="of:=1/[.B4]" office:value-type="float" office:value="514.007843137255" calcext:value-type="float">
            <text:p>514.007843137255</text:p>
          </table:table-cell>
          <table:table-cell table:formula="of:=[.B4]*[.$C$8]" office:value-type="float" office:value="17.0061749201949" calcext:value-type="float">
            <text:p>17</text:p>
          </table:table-cell>
          <table:table-cell table:formula="of:=8/256" office:value-type="float" office:value="0.03125" calcext:value-type="float">
            <text:p>0.03125</text:p>
          </table:table-cell>
          <table:table-cell table:formula="of:=255/256" office:value-type="float" office:value="0.99609375" calcext:value-type="float">
            <text:p>0.99609375</text:p>
          </table:table-cell>
          <table:table-cell table:formula="of:=16/256" office:value-type="float" office:value="0.0625" calcext:value-type="float">
            <text:p>0.062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oomSpellMana3</text:p>
          </table:table-cell>
          <table:table-cell table:formula="of:=PRODUCT([.E5:.AAB5])" office:value-type="float" office:value="0.0001220703125" calcext:value-type="float">
            <text:p>0.0001220703125</text:p>
          </table:table-cell>
          <table:table-cell table:formula="of:=1/[.B5]" office:value-type="float" office:value="8192" calcext:value-type="float">
            <text:p>8192</text:p>
          </table:table-cell>
          <table:table-cell table:formula="of:=[.B5]*[.$C$8]" office:value-type="float" office:value="1.06705411263968" calcext:value-type="float">
            <text:p>1</text:p>
          </table:table-cell>
          <table:table-cell table:formula="of:=8/256" office:value-type="float" office:value="0.03125" calcext:value-type="float">
            <text:p>0.03125</text:p>
          </table:table-cell>
          <table:table-cell table:formula="of:=1/256" office:value-type="float" office:value="0.00390625" calcext:value-type="float">
            <text:p>0.00390625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ealthBonus</text:p>
          </table:table-cell>
          <table:table-cell table:formula="of:=PRODUCT([.E6:.AAB6])" office:value-type="float" office:value="0.96875" calcext:value-type="float">
            <text:p>0.96875</text:p>
          </table:table-cell>
          <table:table-cell table:formula="of:=1/[.B6]" office:value-type="float" office:value="1.03225806451613" calcext:value-type="float">
            <text:p>1.03225806451613</text:p>
          </table:table-cell>
          <table:table-cell table:formula="of:=[.B6]*[.$C$8]" office:value-type="float" office:value="8468.1414379085" calcext:value-type="float">
            <text:p>8468</text:p>
          </table:table-cell>
          <table:table-cell table:formula="of:=(256-8)/256" office:value-type="float" office:value="0.96875" calcext:value-type="float">
            <text:p>0.96875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Default"/>
          <table:table-cell table:number-columns-repeated="1020"/>
        </table:table-row>
        <table:table-row table:style-name="ro4">
          <table:table-cell table:style-name="Heading_20_2" office:value-type="string" calcext:value-type="string">
            <text:p>Total possible outcomes:</text:p>
          </table:table-cell>
          <table:table-cell/>
          <table:table-cell table:formula="of:=SUM([.C3:.C6])" office:value-type="float" office:value="8741.30729074425" calcext:value-type="float">
            <text:p>8741.30729074425</text:p>
          </table:table-cell>
          <table:table-cell table:number-columns-repeated="1021"/>
        </table:table-row>
        <table:table-row table:style-name="ro3">
          <table:table-cell table:number-columns-repeated="3"/>
          <table:table-cell table:style-name="Default"/>
          <table:table-cell table:number-columns-repeated="1020"/>
        </table:table-row>
        <table:table-row table:style-name="ro6">
          <table:table-cell table:style-name="Heading_20_1" office:value-type="string" calcext:value-type="string" table:number-columns-spanned="1024" table:number-rows-spanned="1">
            <text:p>—Classic, Flora present—</text:p>
          </table:table-cell>
          <table:covered-table-cell table:number-columns-repeated="2"/>
          <table:covered-table-cell table:style-name="Default"/>
          <table:covered-table-cell table:number-columns-repeated="1020"/>
        </table:table-row>
        <table:table-row table:style-name="ro3">
          <table:table-cell office:value-type="string" calcext:value-type="string">
            <text:p>DoomSpellMana</text:p>
          </table:table-cell>
          <table:table-cell table:formula="of:=PRODUCT([.E11:.AAB11])" office:value-type="float" office:value="0.0291824340820312" calcext:value-type="float">
            <text:p>0.029182434082031</text:p>
          </table:table-cell>
          <table:table-cell table:formula="of:=1/[.B11]" office:value-type="float" office:value="34.2671895424837" calcext:value-type="float">
            <text:p>34.2671895424837</text:p>
          </table:table-cell>
          <table:table-cell table:formula="of:=[.B11]*[.$C$17]" office:value-type="float" office:value="255.092741935484" calcext:value-type="float">
            <text:p>255</text:p>
          </table:table-cell>
          <table:table-cell table:formula="of:=8/256" office:value-type="float" office:value="0.03125" calcext:value-type="float">
            <text:p>0.03125</text:p>
          </table:table-cell>
          <table:table-cell table:formula="of:=255/256" office:value-type="float" office:value="0.99609375" calcext:value-type="float">
            <text:p>0.99609375</text:p>
          </table:table-cell>
          <table:table-cell table:formula="of:=(256-16)/256" office:value-type="float" office:value="0.9375" calcext:value-type="float">
            <text:p>0.937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oomSpellMana2</text:p>
          </table:table-cell>
          <table:table-cell table:formula="of:=PRODUCT([.E12:.AAB12])" office:value-type="float" office:value="0.00194549560546875" calcext:value-type="float">
            <text:p>0.001945495605469</text:p>
          </table:table-cell>
          <table:table-cell table:formula="of:=1/[.B12]" office:value-type="float" office:value="514.007843137255" calcext:value-type="float">
            <text:p>514.007843137255</text:p>
          </table:table-cell>
          <table:table-cell table:formula="of:=[.B12]*[.$C$17]" office:value-type="float" office:value="17.0061827956989" calcext:value-type="float">
            <text:p>17</text:p>
          </table:table-cell>
          <table:table-cell table:formula="of:=8/256" office:value-type="float" office:value="0.03125" calcext:value-type="float">
            <text:p>0.03125</text:p>
          </table:table-cell>
          <table:table-cell table:formula="of:=255/256" office:value-type="float" office:value="0.99609375" calcext:value-type="float">
            <text:p>0.99609375</text:p>
          </table:table-cell>
          <table:table-cell table:formula="of:=16/256" office:value-type="float" office:value="0.0625" calcext:value-type="float">
            <text:p>0.062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oomSpellMana3</text:p>
          </table:table-cell>
          <table:table-cell table:formula="of:=PRODUCT([.E13:.AAB13])" office:value-type="float" office:value="0.0001220703125" calcext:value-type="float">
            <text:p>0.0001220703125</text:p>
          </table:table-cell>
          <table:table-cell table:formula="of:=1/[.B13]" office:value-type="float" office:value="8192" calcext:value-type="float">
            <text:p>8192</text:p>
          </table:table-cell>
          <table:table-cell table:formula="of:=[.B13]*[.$C$17]" office:value-type="float" office:value="1.06705460678895" calcext:value-type="float">
            <text:p>1</text:p>
          </table:table-cell>
          <table:table-cell table:formula="of:=8/256" office:value-type="float" office:value="0.03125" calcext:value-type="float">
            <text:p>0.03125</text:p>
          </table:table-cell>
          <table:table-cell table:formula="of:=1/256" office:value-type="float" office:value="0.00390625" calcext:value-type="float">
            <text:p>0.00390625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ealthBonus</text:p>
          </table:table-cell>
          <table:table-cell table:formula="of:=PRODUCT([.E14:.AAB14])" office:value-type="float" office:value="0.9649658203125" calcext:value-type="float">
            <text:p>0.9649658203125</text:p>
          </table:table-cell>
          <table:table-cell table:formula="of:=1/[.B14]" office:value-type="float" office:value="1.03630613535737" calcext:value-type="float">
            <text:p>1.03630613535737</text:p>
          </table:table-cell>
          <table:table-cell table:formula="of:=[.B14]*[.$C$17]" office:value-type="float" office:value="8435.06666666667" calcext:value-type="float">
            <text:p>8435</text:p>
          </table:table-cell>
          <table:table-cell table:formula="of:=(256-8)/256" office:value-type="float" office:value="0.96875" calcext:value-type="float">
            <text:p>0.96875</text:p>
          </table:table-cell>
          <table:table-cell table:formula="of:=255/256" office:value-type="float" office:value="0.99609375" calcext:value-type="float">
            <text:p>0.99609375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raRandomArmorDoom2a</text:p>
          </table:table-cell>
          <table:table-cell table:formula="of:=PRODUCT([.E15:.AAB15])" office:value-type="float" office:value="0.0037841796875" calcext:value-type="float">
            <text:p>0.0037841796875</text:p>
          </table:table-cell>
          <table:table-cell table:formula="of:=1/[.B15]" office:value-type="float" office:value="264.258064516129" calcext:value-type="float">
            <text:p>264.258064516129</text:p>
          </table:table-cell>
          <table:table-cell table:formula="of:=[.B15]*[.$C$17]" office:value-type="float" office:value="33.0786928104575" calcext:value-type="float">
            <text:p>33</text:p>
          </table:table-cell>
          <table:table-cell table:formula="of:=(256-8)/256" office:value-type="float" office:value="0.96875" calcext:value-type="float">
            <text:p>0.96875</text:p>
          </table:table-cell>
          <table:table-cell table:formula="of:=1/256" office:value-type="float" office:value="0.00390625" calcext:value-type="float">
            <text:p>0.00390625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Default"/>
          <table:table-cell table:number-columns-repeated="1020"/>
        </table:table-row>
        <table:table-row table:style-name="ro4">
          <table:table-cell table:style-name="Heading_20_2" office:value-type="string" calcext:value-type="string">
            <text:p>Total possible outcomes:</text:p>
          </table:table-cell>
          <table:table-cell/>
          <table:table-cell table:formula="of:=SUM([.C11:.C14])" office:value-type="float" office:value="8741.3113388151" calcext:value-type="float">
            <text:p>8741.3113388151</text:p>
          </table:table-cell>
          <table:table-cell table:style-name="Default"/>
          <table:table-cell table:number-columns-repeated="1020"/>
        </table:table-row>
        <table:table-row table:style-name="ro3">
          <table:table-cell table:number-columns-repeated="3"/>
          <table:table-cell table:style-name="Default"/>
          <table:table-cell table:number-columns-repeated="1020"/>
        </table:table-row>
        <table:table-row table:style-name="ro6">
          <table:table-cell table:style-name="Heading_20_1" office:value-type="string" calcext:value-type="string" table:number-columns-spanned="1024" table:number-rows-spanned="1">
            <text:p>—Flora absent—</text:p>
          </table:table-cell>
          <table:covered-table-cell table:number-columns-repeated="2"/>
          <table:covered-table-cell table:style-name="Default"/>
          <table:covered-table-cell table:number-columns-repeated="1020"/>
        </table:table-row>
        <table:table-row table:style-name="ro3">
          <table:table-cell office:value-type="string" calcext:value-type="string">
            <text:p>ArmorBonusDS2</text:p>
          </table:table-cell>
          <table:table-cell table:formula="of:=PRODUCT([.E20:.AAB20])" office:value-type="float" office:value="1" calcext:value-type="float">
            <text:p>1</text:p>
          </table:table-cell>
          <table:table-cell table:formula="of:=1/[.B20]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Heading_20_2" office:value-type="string" calcext:value-type="string" table:number-columns-spanned="1024" table:number-rows-spanned="1">
            <text:p>—and—</text:p>
          </table:table-cell>
          <table:covered-table-cell table:formula="of:=PRODUCT([.E21:.AAB21])" office:value-type="float" office:value="0" calcext:value-type="float">
            <text:p>0</text:p>
          </table:covered-table-cell>
          <table:covered-table-cell table:formula="of:=1/[.B21]" office:value-type="string" office:string-value="" calcext:value-type="error">
            <text:p>#DIV/0!</text:p>
          </table:covered-table-cell>
          <table:covered-table-cell table:formula="of:=[.B21]*[#REF!]" office:value-type="string" office:string-value="" calcext:value-type="error">
            <text:p>#VALUE!</text:p>
          </table:covered-table-cell>
          <table:covered-table-cell table:number-columns-repeated="1020" table:style-name="Heading_20_2"/>
        </table:table-row>
        <table:table-row table:style-name="ro2">
          <table:table-cell office:value-type="string" calcext:value-type="string">
            <text:p>MonsterMunchies</text:p>
          </table:table-cell>
          <table:table-cell table:formula="of:=PRODUCT([.E22:.AAB22])" office:value-type="float" office:value="0.00048828125" calcext:value-type="float">
            <text:p>0.00048828125</text:p>
          </table:table-cell>
          <table:table-cell table:formula="of:=1/[.B22]" office:value-type="float" office:value="2048" calcext:value-type="float">
            <text:p>2048</text:p>
          </table:table-cell>
          <table:table-cell/>
          <table:table-cell table:formula="of:=1/2048" office:value-type="float" office:value="0.00048828125" calcext:value-type="float">
            <text:p>0.00048828125</text:p>
          </table:table-cell>
          <table:table-cell table:number-columns-repeated="1019"/>
        </table:table-row>
        <table:table-row table:style-name="ro4">
          <table:table-cell table:style-name="Heading_20_2" office:value-type="string" calcext:value-type="string" table:number-columns-spanned="1024" table:number-rows-spanned="1">
            <text:p>—and—</text:p>
          </table:table-cell>
          <table:covered-table-cell table:formula="of:=PRODUCT([.E23:.AAB23])" office:value-type="float" office:value="0" calcext:value-type="float">
            <text:p>0</text:p>
          </table:covered-table-cell>
          <table:covered-table-cell table:formula="of:=1/[.B23]" office:value-type="string" office:string-value="" calcext:value-type="error">
            <text:p>#DIV/0!</text:p>
          </table:covered-table-cell>
          <table:covered-table-cell table:style-name="Default"/>
          <table:covered-table-cell table:number-columns-repeated="1020"/>
        </table:table-row>
        <table:table-row table:style-name="ro3">
          <table:table-cell office:value-type="string" calcext:value-type="string">
            <text:p>RandomArmorSpawner</text:p>
          </table:table-cell>
          <table:table-cell table:formula="of:=PRODUCT([.E24:.AAB24])" office:value-type="float" office:value="0.0000152587890625" calcext:value-type="float">
            <text:p>1.52587890625E-05</text:p>
          </table:table-cell>
          <table:table-cell table:formula="of:=1/[.B24]" office:value-type="float" office:value="65536" calcext:value-type="float">
            <text:p>65536</text:p>
          </table:table-cell>
          <table:table-cell table:style-name="Default"/>
          <table:table-cell table:formula="of:=1/256" office:value-type="float" office:value="0.00390625" calcext:value-type="float">
            <text:p>0.00390625</text:p>
          </table:table-cell>
          <table:table-cell table:formula="of:=1/256" office:value-type="float" office:value="0.00390625" calcext:value-type="float">
            <text:p>0.00390625</text:p>
          </table:table-cell>
          <table:table-cell table:number-columns-repeated="1018"/>
        </table:table-row>
      </table:table>
      <table:table table:name="AetheriusArmorBonusSpawner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ce2"/>
        <table:table-column table:style-name="co10" table:number-columns-repeated="1020" table:default-cell-style-name="Default"/>
        <table:table-row table:style-name="ro5"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Total probability</text:p>
          </table:table-cell>
          <table:table-cell table:style-name="ce1" office:value-type="string" calcext:value-type="string">
            <text:p>Probability as 1 in x</text:p>
          </table:table-cell>
          <table:table-cell table:style-name="ce3" office:value-type="string" calcext:value-type="string">
            <text:p>Probability out of total</text:p>
          </table:table-cell>
          <table:table-cell table:style-name="ce1" office:value-type="string" calcext:value-type="string">
            <text:p>Rolls</text:p>
          </table:table-cell>
          <table:table-cell table:style-name="ce1" table:number-columns-repeated="1019"/>
        </table:table-row>
        <table:table-row table:style-name="ro6">
          <table:table-cell table:style-name="ce1" office:value-type="string" calcext:value-type="string" table:number-columns-spanned="1024" table:number-rows-spanned="1">
            <text:p>—DV2, Flora present—</text:p>
          </table:table-cell>
          <table:covered-table-cell table:number-columns-repeated="2" table:style-name="ce1"/>
          <table:covered-table-cell table:style-name="ce3"/>
          <table:covered-table-cell table:number-columns-repeated="1020" table:style-name="ce1"/>
        </table:table-row>
        <table:table-row table:style-name="ro3">
          <table:table-cell office:value-type="string" calcext:value-type="string">
            <text:p>DoomSpellMana</text:p>
          </table:table-cell>
          <table:table-cell table:formula="of:=PRODUCT([.E3:.AAB3])" office:value-type="float" office:value="0.0291824340820312" calcext:value-type="float">
            <text:p>0.029182434082031</text:p>
          </table:table-cell>
          <table:table-cell table:formula="of:=1/[.B3]" office:value-type="float" office:value="34.2671895424837" calcext:value-type="float">
            <text:p>34.2671895424837</text:p>
          </table:table-cell>
          <table:table-cell table:formula="of:=[.B3]*[.$C$8]" office:value-type="float" office:value="255.092623802923" calcext:value-type="float">
            <text:p>255</text:p>
          </table:table-cell>
          <table:table-cell table:formula="of:=8/256" office:value-type="float" office:value="0.03125" calcext:value-type="float">
            <text:p>0.03125</text:p>
          </table:table-cell>
          <table:table-cell table:formula="of:=255/256" office:value-type="float" office:value="0.99609375" calcext:value-type="float">
            <text:p>0.99609375</text:p>
          </table:table-cell>
          <table:table-cell table:formula="of:=(256-16)/256" office:value-type="float" office:value="0.9375" calcext:value-type="float">
            <text:p>0.937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oomSpellMana2</text:p>
          </table:table-cell>
          <table:table-cell table:formula="of:=PRODUCT([.E4:.AAB4])" office:value-type="float" office:value="0.00194549560546875" calcext:value-type="float">
            <text:p>0.001945495605469</text:p>
          </table:table-cell>
          <table:table-cell table:formula="of:=1/[.B4]" office:value-type="float" office:value="514.007843137255" calcext:value-type="float">
            <text:p>514.007843137255</text:p>
          </table:table-cell>
          <table:table-cell table:formula="of:=[.B4]*[.$C$8]" office:value-type="float" office:value="17.0061749201949" calcext:value-type="float">
            <text:p>17</text:p>
          </table:table-cell>
          <table:table-cell table:formula="of:=8/256" office:value-type="float" office:value="0.03125" calcext:value-type="float">
            <text:p>0.03125</text:p>
          </table:table-cell>
          <table:table-cell table:formula="of:=255/256" office:value-type="float" office:value="0.99609375" calcext:value-type="float">
            <text:p>0.99609375</text:p>
          </table:table-cell>
          <table:table-cell table:formula="of:=16/256" office:value-type="float" office:value="0.0625" calcext:value-type="float">
            <text:p>0.062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oomSpellMana3</text:p>
          </table:table-cell>
          <table:table-cell table:formula="of:=PRODUCT([.E5:.AAB5])" office:value-type="float" office:value="0.0001220703125" calcext:value-type="float">
            <text:p>0.0001220703125</text:p>
          </table:table-cell>
          <table:table-cell table:formula="of:=1/[.B5]" office:value-type="float" office:value="8192" calcext:value-type="float">
            <text:p>8192</text:p>
          </table:table-cell>
          <table:table-cell table:formula="of:=[.B5]*[.$C$8]" office:value-type="float" office:value="1.06705411263968" calcext:value-type="float">
            <text:p>1</text:p>
          </table:table-cell>
          <table:table-cell table:formula="of:=8/256" office:value-type="float" office:value="0.03125" calcext:value-type="float">
            <text:p>0.03125</text:p>
          </table:table-cell>
          <table:table-cell table:formula="of:=1/256" office:value-type="float" office:value="0.00390625" calcext:value-type="float">
            <text:p>0.00390625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ealthBonus</text:p>
          </table:table-cell>
          <table:table-cell table:formula="of:=PRODUCT([.E6:.AAB6])" office:value-type="float" office:value="0.96875" calcext:value-type="float">
            <text:p>0.96875</text:p>
          </table:table-cell>
          <table:table-cell table:formula="of:=1/[.B6]" office:value-type="float" office:value="1.03225806451613" calcext:value-type="float">
            <text:p>1.03225806451613</text:p>
          </table:table-cell>
          <table:table-cell table:formula="of:=[.B6]*[.$C$8]" office:value-type="float" office:value="8468.1414379085" calcext:value-type="float">
            <text:p>8468</text:p>
          </table:table-cell>
          <table:table-cell table:formula="of:=(256-8)/256" office:value-type="float" office:value="0.96875" calcext:value-type="float">
            <text:p>0.96875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Default"/>
          <table:table-cell table:number-columns-repeated="1020"/>
        </table:table-row>
        <table:table-row table:style-name="ro4">
          <table:table-cell table:style-name="Heading_20_2" office:value-type="string" calcext:value-type="string">
            <text:p>Total possible outcomes:</text:p>
          </table:table-cell>
          <table:table-cell/>
          <table:table-cell table:formula="of:=SUM([.C3:.C6])" office:value-type="float" office:value="8741.30729074425" calcext:value-type="float">
            <text:p>8741.30729074425</text:p>
          </table:table-cell>
          <table:table-cell table:number-columns-repeated="1021"/>
        </table:table-row>
        <table:table-row table:style-name="ro3">
          <table:table-cell table:number-columns-repeated="3"/>
          <table:table-cell table:style-name="Default"/>
          <table:table-cell table:number-columns-repeated="1020"/>
        </table:table-row>
        <table:table-row table:style-name="ro6">
          <table:table-cell table:style-name="Heading_20_1" office:value-type="string" calcext:value-type="string" table:number-columns-spanned="1024" table:number-rows-spanned="1">
            <text:p>—Classic, Flora present—</text:p>
          </table:table-cell>
          <table:covered-table-cell table:number-columns-repeated="2"/>
          <table:covered-table-cell table:style-name="Default"/>
          <table:covered-table-cell table:number-columns-repeated="1020"/>
        </table:table-row>
        <table:table-row table:style-name="ro3">
          <table:table-cell office:value-type="string" calcext:value-type="string">
            <text:p>DoomSpellMana</text:p>
          </table:table-cell>
          <table:table-cell table:formula="of:=PRODUCT([.E11:.AAB11])" office:value-type="float" office:value="0.0291824340820312" calcext:value-type="float">
            <text:p>0.029182434082031</text:p>
          </table:table-cell>
          <table:table-cell table:formula="of:=1/[.B11]" office:value-type="float" office:value="34.2671895424837" calcext:value-type="float">
            <text:p>34.2671895424837</text:p>
          </table:table-cell>
          <table:table-cell table:formula="of:=[.B11]*[.$C$17]" office:value-type="float" office:value="255.092741935484" calcext:value-type="float">
            <text:p>255</text:p>
          </table:table-cell>
          <table:table-cell table:formula="of:=8/256" office:value-type="float" office:value="0.03125" calcext:value-type="float">
            <text:p>0.03125</text:p>
          </table:table-cell>
          <table:table-cell table:formula="of:=255/256" office:value-type="float" office:value="0.99609375" calcext:value-type="float">
            <text:p>0.99609375</text:p>
          </table:table-cell>
          <table:table-cell table:formula="of:=(256-16)/256" office:value-type="float" office:value="0.9375" calcext:value-type="float">
            <text:p>0.937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oomSpellMana2</text:p>
          </table:table-cell>
          <table:table-cell table:formula="of:=PRODUCT([.E12:.AAB12])" office:value-type="float" office:value="0.00194549560546875" calcext:value-type="float">
            <text:p>0.001945495605469</text:p>
          </table:table-cell>
          <table:table-cell table:formula="of:=1/[.B12]" office:value-type="float" office:value="514.007843137255" calcext:value-type="float">
            <text:p>514.007843137255</text:p>
          </table:table-cell>
          <table:table-cell table:formula="of:=[.B12]*[.$C$17]" office:value-type="float" office:value="17.0061827956989" calcext:value-type="float">
            <text:p>17</text:p>
          </table:table-cell>
          <table:table-cell table:formula="of:=8/256" office:value-type="float" office:value="0.03125" calcext:value-type="float">
            <text:p>0.03125</text:p>
          </table:table-cell>
          <table:table-cell table:formula="of:=255/256" office:value-type="float" office:value="0.99609375" calcext:value-type="float">
            <text:p>0.99609375</text:p>
          </table:table-cell>
          <table:table-cell table:formula="of:=16/256" office:value-type="float" office:value="0.0625" calcext:value-type="float">
            <text:p>0.062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oomSpellMana3</text:p>
          </table:table-cell>
          <table:table-cell table:formula="of:=PRODUCT([.E13:.AAB13])" office:value-type="float" office:value="0.0001220703125" calcext:value-type="float">
            <text:p>0.0001220703125</text:p>
          </table:table-cell>
          <table:table-cell table:formula="of:=1/[.B13]" office:value-type="float" office:value="8192" calcext:value-type="float">
            <text:p>8192</text:p>
          </table:table-cell>
          <table:table-cell table:formula="of:=[.B13]*[.$C$17]" office:value-type="float" office:value="1.06705460678895" calcext:value-type="float">
            <text:p>1</text:p>
          </table:table-cell>
          <table:table-cell table:formula="of:=8/256" office:value-type="float" office:value="0.03125" calcext:value-type="float">
            <text:p>0.03125</text:p>
          </table:table-cell>
          <table:table-cell table:formula="of:=1/256" office:value-type="float" office:value="0.00390625" calcext:value-type="float">
            <text:p>0.00390625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ealthBonus</text:p>
          </table:table-cell>
          <table:table-cell table:formula="of:=PRODUCT([.E14:.AAB14])" office:value-type="float" office:value="0.9649658203125" calcext:value-type="float">
            <text:p>0.9649658203125</text:p>
          </table:table-cell>
          <table:table-cell table:formula="of:=1/[.B14]" office:value-type="float" office:value="1.03630613535737" calcext:value-type="float">
            <text:p>1.03630613535737</text:p>
          </table:table-cell>
          <table:table-cell table:formula="of:=[.B14]*[.$C$17]" office:value-type="float" office:value="8435.06666666667" calcext:value-type="float">
            <text:p>8435</text:p>
          </table:table-cell>
          <table:table-cell table:formula="of:=(256-8)/256" office:value-type="float" office:value="0.96875" calcext:value-type="float">
            <text:p>0.96875</text:p>
          </table:table-cell>
          <table:table-cell table:formula="of:=255/256" office:value-type="float" office:value="0.99609375" calcext:value-type="float">
            <text:p>0.99609375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raRandomArmorDoom2a</text:p>
          </table:table-cell>
          <table:table-cell table:formula="of:=PRODUCT([.E15:.AAB15])" office:value-type="float" office:value="0.0037841796875" calcext:value-type="float">
            <text:p>0.0037841796875</text:p>
          </table:table-cell>
          <table:table-cell table:formula="of:=1/[.B15]" office:value-type="float" office:value="264.258064516129" calcext:value-type="float">
            <text:p>264.258064516129</text:p>
          </table:table-cell>
          <table:table-cell table:formula="of:=[.B15]*[.$C$17]" office:value-type="float" office:value="33.0786928104575" calcext:value-type="float">
            <text:p>33</text:p>
          </table:table-cell>
          <table:table-cell table:formula="of:=(256-8)/256" office:value-type="float" office:value="0.96875" calcext:value-type="float">
            <text:p>0.96875</text:p>
          </table:table-cell>
          <table:table-cell table:formula="of:=1/256" office:value-type="float" office:value="0.00390625" calcext:value-type="float">
            <text:p>0.00390625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Default"/>
          <table:table-cell table:number-columns-repeated="1020"/>
        </table:table-row>
        <table:table-row table:style-name="ro4">
          <table:table-cell table:style-name="Heading_20_2" office:value-type="string" calcext:value-type="string">
            <text:p>Total possible outcomes:</text:p>
          </table:table-cell>
          <table:table-cell/>
          <table:table-cell table:formula="of:=SUM([.C11:.C14])" office:value-type="float" office:value="8741.3113388151" calcext:value-type="float">
            <text:p>8741.3113388151</text:p>
          </table:table-cell>
          <table:table-cell table:style-name="Default"/>
          <table:table-cell table:number-columns-repeated="1020"/>
        </table:table-row>
        <table:table-row table:style-name="ro3">
          <table:table-cell table:number-columns-repeated="3"/>
          <table:table-cell table:style-name="Default"/>
          <table:table-cell table:number-columns-repeated="1020"/>
        </table:table-row>
        <table:table-row table:style-name="ro6">
          <table:table-cell table:style-name="Heading_20_1" office:value-type="string" calcext:value-type="string" table:number-columns-spanned="1024" table:number-rows-spanned="1">
            <text:p>—Flora absent—</text:p>
          </table:table-cell>
          <table:covered-table-cell table:number-columns-repeated="2"/>
          <table:covered-table-cell table:style-name="Default"/>
          <table:covered-table-cell table:number-columns-repeated="1020"/>
        </table:table-row>
        <table:table-row table:style-name="ro2">
          <table:table-cell office:value-type="string" calcext:value-type="string">
            <text:p>MonsterMunchies</text:p>
          </table:table-cell>
          <table:table-cell table:formula="of:=PRODUCT([.E20:.AAB20])" office:value-type="float" office:value="0.00048828125" calcext:value-type="float">
            <text:p>0.00048828125</text:p>
          </table:table-cell>
          <table:table-cell table:formula="of:=1/[.B20]" office:value-type="float" office:value="2048" calcext:value-type="float">
            <text:p>2048</text:p>
          </table:table-cell>
          <table:table-cell table:formula="of:=[.B20]*[.$C$24]" office:value-type="float" office:value="33.0161209143716" calcext:value-type="float">
            <text:p>33</text:p>
          </table:table-cell>
          <table:table-cell table:formula="of:=1/2048" office:value-type="float" office:value="0.00048828125" calcext:value-type="float">
            <text:p>0.000488281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andomArmorSpawner</text:p>
          </table:table-cell>
          <table:table-cell table:formula="of:=PRODUCT([.E21:.AAB21])" office:value-type="float" office:value="0.0000152513384819031" calcext:value-type="float">
            <text:p>1.52513384819031E-05</text:p>
          </table:table-cell>
          <table:table-cell table:formula="of:=1/[.B21]" office:value-type="float" office:value="65568.0156326331" calcext:value-type="float">
            <text:p>65568.0156326331</text:p>
          </table:table-cell>
          <table:table-cell table:formula="of:=[.B21]*[.$C$24]" office:value-type="float" office:value="1.03124999254942" calcext:value-type="float">
            <text:p>1</text:p>
          </table:table-cell>
          <table:table-cell table:formula="of:=2047/2048" office:value-type="float" office:value="0.99951171875" calcext:value-type="float">
            <text:p>0.99951171875</text:p>
          </table:table-cell>
          <table:table-cell table:formula="of:=1/256" office:value-type="float" office:value="0.00390625" calcext:value-type="float">
            <text:p>0.00390625</text:p>
          </table:table-cell>
          <table:table-cell table:formula="of:=1/256" office:value-type="float" office:value="0.00390625" calcext:value-type="float">
            <text:p>0.0039062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rmorBonusDS2</text:p>
          </table:table-cell>
          <table:table-cell table:formula="of:=PRODUCT([.E22:.AAB22])" office:value-type="float" office:value="1" calcext:value-type="float">
            <text:p>1</text:p>
          </table:table-cell>
          <table:table-cell table:formula="of:=1/[.B22]" office:value-type="float" office:value="1" calcext:value-type="float">
            <text:p>1</text:p>
          </table:table-cell>
          <table:table-cell table:formula="of:=[.B22]*[.$C$24]" office:value-type="float" office:value="67617.0156326331" calcext:value-type="float">
            <text:p>67617</text:p>
          </table:table-cell>
          <table:table-cell table:formula="of:=2047/2048" office:value-type="float" office:value="0.99951171875" calcext:value-type="float">
            <text:p>0.99951171875</text:p>
          </table:table-cell>
          <table:table-cell table:formula="of:=255/256" office:value-type="float" office:value="0.99609375" calcext:value-type="float">
            <text:p>0.99609375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Default"/>
          <table:table-cell table:number-columns-repeated="1020"/>
        </table:table-row>
        <table:table-row table:style-name="ro4">
          <table:table-cell table:style-name="Heading_20_2" office:value-type="string" calcext:value-type="string">
            <text:p>Total possible outcomes:</text:p>
          </table:table-cell>
          <table:table-cell/>
          <table:table-cell table:formula="of:=SUM([.C20:.C22])" office:value-type="float" office:value="67617.0156326331" calcext:value-type="float">
            <text:p>67617.0156326331</text:p>
          </table:table-cell>
          <table:table-cell table:style-name="Default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05">00/00/0000</text:date>, <text:time style:data-style-name="N2" text:time-value="14:55:19.03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8T23:42:53.236000000</meta:creation-date>
    <dc:date>2018-08-05T15:39:20.580000000</dc:date>
    <meta:editing-duration>PT1H27M11S</meta:editing-duration>
    <meta:editing-cycles>26</meta:editing-cycles>
    <meta:generator>LibreOffice/5.4.3.2$Windows_X86_64 LibreOffice_project/92a7159f7e4af62137622921e809f8546db437e5</meta:generator>
    <meta:document-statistic meta:table-count="4" meta:cell-count="438" meta:object-count="0"/>
  </office:meta>
</office:document-meta>
</file>